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be0e" officeooo:paragraph-rsid="00109f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1.DISPLAY NAME, SAL, HRA, PF, DA, TOTAL SAL FOR EACH EMPLOYEE. THE</text:p>
      <text:p text:style-name="P1">OUTPUT SHOULD BE IN THE ORDER OF TOTAL SAL, HRA 15% OF <text:s/>SAL, DA 10%</text:p>
      <text:p text:style-name="P1">OF SAL, PF 5% OF SAL TOTAL SALARY WILL BE (SAL*HRA*DA)-PF.</text:p>
      <text:p text:style-name="P1"/>
      <text:p text:style-name="P1"><text:tab/>SELECT name,salary, salary/100*15 as hra, salary/100*5 as pf, salary/100*10 as da, salary+salary/100*15+salary/100*10-salary/100*5 as total from employee;</text:p>
      <text:p text:style-name="P1"/>
      <text:p text:style-name="P1">42. DISPLAY DEPT NUMBERS AND TOTAL NUMBER OF EMPLOYEES WITHIN EACH</text:p>
      <text:p text:style-name="P1">GROUP</text:p>
      <text:p text:style-name="P1"><text:tab/></text:p>
      <text:p text:style-name="P1"><text:tab/>SELECT dept_id,COUNT(dept_id) FROM employee GROUP BY dept_id;</text:p>
      <text:p text:style-name="P1"/>
      <text:p text:style-name="P1">43. DISPLAY THE VARIOUS JOBS AND TOTAL NUMBER OF EMPLOYEES WITH EACH</text:p>
      <text:p text:style-name="P1">JOB GROUP</text:p>
      <text:p text:style-name="P1"><text:tab/>SELECT designation,COUNT(id) FROM employee GROUP By designation;</text:p>
      <text:p text:style-name="P1"/>
      <text:p text:style-name="P1">44.DISPLAY DEPARTMENT NUMBERS AND TOTAL SALARY FOR EACH</text:p>
      <text:p text:style-name="P1">DEPARTMENT</text:p>
      <text:p text:style-name="P1"><text:tab/>SELECT dept_id,sum(salary) FROM employee GROUP BY dept_id;</text:p>
      <text:p text:style-name="P1"/>
      <text:p text:style-name="P1">45. DISPLAY DEPARTMENT NUMBERS AND MAXIMUM SALARY FOR EACH</text:p>
      <text:p text:style-name="P1">DEPARTMENT</text:p>
      <text:p text:style-name="P1"><text:tab/>SELECT dept_id,MAX(salary) FROM employee GROUP BY dept_id;</text:p>
      <text:p text:style-name="P1"/>
      <text:p text:style-name="P1">46.DISPLAY THE VARIOUS JOBS AND TOTAL SALARY FOR EACH JOB</text:p>
      <text:p text:style-name="P1"/>
      <text:p text:style-name="P1"><text:tab/>SELECT <text:s/>designation,SUM(salary) FROM employee GROUP BY designation;</text:p>
      <text:p text:style-name="P1"/>
      <text:p text:style-name="P1">47.DISPLAY EACH JOB ALONG WITH MINIMUM SAL BEING PAID IN EACH JOB</text:p>
      <text:p text:style-name="P1">GROUP</text:p>
      <text:p text:style-name="P1"><text:tab/></text:p>
      <text:p text:style-name="P1"><text:tab/>SELECT <text:s/>designation,MIN(salary) FROM employee GROUP BY dept_id;</text:p>
      <text:p text:style-name="P1"/>
      <text:p text:style-name="P1">48. DISPLAY THE DEPARTMENT NUMBERS WITH MORE THAN THREE EMPLOYEES</text:p>
      <text:p text:style-name="P1">IN EACH DEPT</text:p>
      <text:p text:style-name="P1"><text:tab/>SELECT dept_id,COUNT(dept_id) FROM employee GROUP BY dept_id HAVING COUNT(*)&gt;3</text:p>
      <text:p text:style-name="P1"/>
      <text:p text:style-name="P1">49.DISPLAY THE VARIOUS JOBS ALONG WITH TOTAL SAL FOR EACH OF THE JOBS</text:p>
      <text:p text:style-name="P1">WHERE TOTAL SALIS GREATER THAN 40000</text:p>
      <text:p text:style-name="P1"><text:tab/>select designation,sum(salary) from employee group by designation having sum(salary)&gt;40000;</text:p>
      <text:p text:style-name="P1"/>
      <text:p text:style-name="P1">50.DISPLAY THE VARIOUS JOBS ALONG WITH TOTAL NUMBER OF EMPLOYEES IN</text:p>
      <text:p text:style-name="P1">EACH JOB. THE OUTPUT SHOULD CONTAIN ONLY THOSE JOBS WITH MORE</text:p>
      <text:p text:style-name="P1">THAN THREE EMPLOYEES</text:p>
      <text:p text:style-name="P1"/>
      <text:p text:style-name="P1"><text:tab/>select designation, count(id) from employee group by designation having count(designation)&gt;3</text:p>
      <text:p text:style-name="P1"/>
      <text:p text:style-name="P1">51. DISPLAY THE NAME OF EMP WHO EARNS HIGHEST SAL.</text:p>
      <text:p text:style-name="P1"><text:soft-page-break/><text:tab/>SELECT name<text:tab/>FROM employee WHERE salary=(SELECT MAX(salary) FROM employee)alary);</text:p>
      <text:p text:style-name="P1"/>
      <text:p text:style-name="P1">52.DISPLAY THE EMPLOYEE NUMBER AND NAME OF EMPLOYEE WORKING AS</text:p>
      <text:p text:style-name="P1">CLERK AND EARNING HIGHEST SALARY AMONG CLERKS.</text:p>
      <text:p text:style-name="P1">SELECT id,name FROM employee WHERE designation="clerk" and salary=(SELECT MAX(salary) FROM <text:s/>employee WHERE designation="clerk");</text:p>
      <text:p text:style-name="P1"/>
      <text:p text:style-name="P1">53.DISPLAY THE NAMES OF THE SALESMAN WHO EARNS A SALARY MORE THAN</text:p>
      <text:p text:style-name="P1">THE HIGHEST SALARY OF ANY CLERK.</text:p>
      <text:p text:style-name="P1"/>
      <text:p text:style-name="P1">* select name from employee where designation="clerk" and salary&gt; (select min (salary) from employee where designation="salesman");</text:p>
      <text:p text:style-name="P1"/>
      <text:p text:style-name="P1">54.</text:p>
      <text:p text:style-name="P1"><text:tab/> DISPLAY THE NAMES OF CLERKS WHO EARN SALARY MORE THAN THAT OF</text:p>
      <text:p text:style-name="P1">JAMES OF THAT OF SAL LESSER THAN THAT OF SCOTT</text:p>
      <text:p text:style-name="P1"/>
      <text:p text:style-name="P1"/>
      <text:p text:style-name="P1"/>
      <text:p text:style-name="P1">55.<text:tab/><text:tab/>DISPLAY THE NAMES OF EMPLOYEES WHO EARN A SAL MORE THAN THAT OFJAMES OR THAT OF SALARY GREATER THAN THAT OF SCOTT.</text:p>
      <text:p text:style-name="P1"/>
      <text:p text:style-name="P1">56. <text:s/>DISPLAY THE NAMES OF THE EMPLOYEES WHO EARN HIGHEST SALARY IN</text:p>
      <text:p text:style-name="P1">THEIR RESPECTIVE DEPARTMENTS.</text:p>
      <text:p text:style-name="P1"><text:tab/>select name, salary, designation from employee where salary in (select max(salary) from employee group by designation)</text:p>
      <text:p text:style-name="P1"/>
      <text:p text:style-name="P1">57.DISPLAY THE NAMES OF EMPLOYEES WHO EARN HIGHEST SALARIES IN THEIR</text:p>
      <text:p text:style-name="P1">RESPECTIVE JOB GROUPS.</text:p>
      <text:p text:style-name="P1"><text:tab/>select name, salary, designation from employee where salary in (select max(salary) from employee group by designation)</text:p>
      <text:p text:style-name="P1"/>
      <text:p text:style-name="P1">*8.DISPLAY THE EMPLOYEE NAMES WHO ARE WORKING IN ACCOUNTING DEPT.</text:p>
      <text:p text:style-name="P1"><text:tab/>select name from employee where dept_id=(select dept_id from demartmentart where dept_name="ACCOUNTING");</text:p>
      <text:p text:style-name="P1"/>
      <text:p text:style-name="P1">59.DISPLAY THE EMPLOYEE NAMES WHO ARE WORKING IN CHICAGO.</text:p>
      <text:p text:style-name="P1"><text:tab/>select name from employee where dept_id= (select id from employee where address="ahmedabad"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1T09:51:53.444946539</meta:creation-date>
    <dc:date>2021-11-01T09:52:57.330043129</dc:date>
    <meta:editing-duration>PT1M4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55" meta:word-count="481" meta:character-count="3298" meta:non-whitespace-character-count="2845"/>
  </office:meta>
</office:document-meta>
</file>